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doitgen_STANDARD</text:p>
          </table:table-cell>
          <table:table-cell table:formula="of:=MAX([.B3:.B100])" office:value-type="float" office:value="14209" calcext:value-type="float">
            <text:p>14209</text:p>
          </table:table-cell>
          <table:table-cell table:formula="of:=AVERAGE([.C3:.C100])" office:value-type="float" office:value="14750378030.2667" calcext:value-type="float">
            <text:p>14750378030.2667</text:p>
          </table:table-cell>
          <table:table-cell table:formula="of:=AVERAGE([.D3:.D100])" office:value-type="float" office:value="8791591887.86667" calcext:value-type="float">
            <text:p>8791591887.86667</text:p>
          </table:table-cell>
          <table:table-cell table:formula="of:=AVERAGE([.E3:.E100])" office:value-type="float" office:value="511903.866666667" calcext:value-type="float">
            <text:p>511903.866666667</text:p>
          </table:table-cell>
          <table:table-cell table:formula="of:=AVERAGE([.F3:.F100])" office:value-type="float" office:value="1863489888.8" calcext:value-type="float">
            <text:p>1863489888.8</text:p>
          </table:table-cell>
          <table:table-cell table:formula="of:=AVERAGE([.G3:.G100])" office:value-type="float" office:value="6096063.8" calcext:value-type="float">
            <text:p>6096063.8</text:p>
          </table:table-cell>
          <table:table-cell table:formula="of:=AVERAGE([.H3:.H100])" office:value-type="float" office:value="4154689" calcext:value-type="float">
            <text:p>4154689</text:p>
          </table:table-cell>
          <table:table-cell table:formula="of:=AVERAGE([.I3:.I100])" office:value-type="float" office:value="34.2666666666667" calcext:value-type="float">
            <text:p>34.2666666667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1.67696746666667" calcext:value-type="float">
            <text:p>1.6769674667</text:p>
          </table:table-cell>
          <table:table-cell table:formula="of:=AVERAGE([.O3:.O100])" office:value-type="float" office:value="511903.866666667" calcext:value-type="float">
            <text:p>511903.866666667</text:p>
          </table:table-cell>
          <table:table-cell table:formula="of:=AVERAGE([.P3:.P100])" office:value-type="float" office:value="125.246906533333" calcext:value-type="float">
            <text:p>125.2469065333</text:p>
          </table:table-cell>
          <table:table-cell table:formula="of:=AVERAGE([.Q3:.Q100])" office:value-type="float" office:value="0.409397466666667" calcext:value-type="float">
            <text:p>0.4093974667</text:p>
          </table:table-cell>
          <table:table-cell table:formula="of:=AVERAGE([.R3:.R100])" office:value-type="float" office:value="0.279182" calcext:value-type="float">
            <text:p>0.279182</text:p>
          </table:table-cell>
          <table:table-cell table:formula="of:=AVERAGE([.S3:.S100])" office:value-type="float" office:value="306.034666666667" calcext:value-type="float">
            <text:p>306.0346666667</text:p>
          </table:table-cell>
          <table:table-cell table:formula="of:=AVERAGE([.T3:.T100])" office:value-type="float" office:value="1.466" calcext:value-type="float">
            <text:p>1.466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004" calcext:value-type="float">
            <text:p>1004</text:p>
          </table:table-cell>
          <table:table-cell office:value-type="float" office:value="15131966139" calcext:value-type="float">
            <text:p>15131966139</text:p>
          </table:table-cell>
          <table:table-cell office:value-type="float" office:value="9048603387" calcext:value-type="float">
            <text:p>9048603387</text:p>
          </table:table-cell>
          <table:table-cell office:value-type="float" office:value="576245" calcext:value-type="float">
            <text:p>576245</text:p>
          </table:table-cell>
          <table:table-cell office:value-type="float" office:value="1911071296" calcext:value-type="float">
            <text:p>1911071296</text:p>
          </table:table-cell>
          <table:table-cell office:value-type="float" office:value="6564952" calcext:value-type="float">
            <text:p>6564952</text:p>
          </table:table-cell>
          <table:table-cell office:value-type="float" office:value="4466992" calcext:value-type="float">
            <text:p>446699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2299" calcext:value-type="float">
            <text:p>1.672299</text:p>
          </table:table-cell>
          <table:table-cell office:value-type="float" office:value="576245" calcext:value-type="float">
            <text:p>576245</text:p>
          </table:table-cell>
          <table:table-cell office:value-type="float" office:value="121.821274" calcext:value-type="float">
            <text:p>121.821274</text:p>
          </table:table-cell>
          <table:table-cell office:value-type="float" office:value="0.418483" calcext:value-type="float">
            <text:p>0.418483</text:p>
          </table:table-cell>
          <table:table-cell office:value-type="float" office:value="0.284748" calcext:value-type="float">
            <text:p>0.284748</text:p>
          </table:table-cell>
          <table:table-cell office:value-type="float" office:value="291.1" calcext:value-type="float">
            <text:p>291.1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2007" calcext:value-type="float">
            <text:p>2007</text:p>
          </table:table-cell>
          <table:table-cell office:value-type="float" office:value="15422726112" calcext:value-type="float">
            <text:p>15422726112</text:p>
          </table:table-cell>
          <table:table-cell office:value-type="float" office:value="9189174227" calcext:value-type="float">
            <text:p>9189174227</text:p>
          </table:table-cell>
          <table:table-cell office:value-type="float" office:value="536386" calcext:value-type="float">
            <text:p>536386</text:p>
          </table:table-cell>
          <table:table-cell office:value-type="float" office:value="1948302077" calcext:value-type="float">
            <text:p>1948302077</text:p>
          </table:table-cell>
          <table:table-cell office:value-type="float" office:value="6384794" calcext:value-type="float">
            <text:p>6384794</text:p>
          </table:table-cell>
          <table:table-cell office:value-type="float" office:value="4354190" calcext:value-type="float">
            <text:p>435419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358" calcext:value-type="float">
            <text:p>1.678358</text:p>
          </table:table-cell>
          <table:table-cell office:value-type="float" office:value="536386" calcext:value-type="float">
            <text:p>536386</text:p>
          </table:table-cell>
          <table:table-cell office:value-type="float" office:value="124.318375" calcext:value-type="float">
            <text:p>124.318375</text:p>
          </table:table-cell>
          <table:table-cell office:value-type="float" office:value="0.407405" calcext:value-type="float">
            <text:p>0.407405</text:p>
          </table:table-cell>
          <table:table-cell office:value-type="float" office:value="0.277835" calcext:value-type="float">
            <text:p>0.277835</text:p>
          </table:table-cell>
          <table:table-cell office:value-type="float" office:value="305.15" calcext:value-type="float">
            <text:p>305.1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3010" calcext:value-type="float">
            <text:p>3010</text:p>
          </table:table-cell>
          <table:table-cell office:value-type="float" office:value="15862053936" calcext:value-type="float">
            <text:p>15862053936</text:p>
          </table:table-cell>
          <table:table-cell office:value-type="float" office:value="9454820793" calcext:value-type="float">
            <text:p>9454820793</text:p>
          </table:table-cell>
          <table:table-cell office:value-type="float" office:value="542885" calcext:value-type="float">
            <text:p>542885</text:p>
          </table:table-cell>
          <table:table-cell office:value-type="float" office:value="2004613201" calcext:value-type="float">
            <text:p>2004613201</text:p>
          </table:table-cell>
          <table:table-cell office:value-type="float" office:value="6493230" calcext:value-type="float">
            <text:p>6493230</text:p>
          </table:table-cell>
          <table:table-cell office:value-type="float" office:value="4456654" calcext:value-type="float">
            <text:p>44566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7668" calcext:value-type="float">
            <text:p>1.677668</text:p>
          </table:table-cell>
          <table:table-cell office:value-type="float" office:value="542885" calcext:value-type="float">
            <text:p>542885</text:p>
          </table:table-cell>
          <table:table-cell office:value-type="float" office:value="127.911514" calcext:value-type="float">
            <text:p>127.911514</text:p>
          </table:table-cell>
          <table:table-cell office:value-type="float" office:value="0.414324" calcext:value-type="float">
            <text:p>0.414324</text:p>
          </table:table-cell>
          <table:table-cell office:value-type="float" office:value="0.284373" calcext:value-type="float">
            <text:p>0.284373</text:p>
          </table:table-cell>
          <table:table-cell office:value-type="float" office:value="308.72" calcext:value-type="float">
            <text:p>308.7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4013" calcext:value-type="float">
            <text:p>4013</text:p>
          </table:table-cell>
          <table:table-cell office:value-type="float" office:value="16067542460" calcext:value-type="float">
            <text:p>16067542460</text:p>
          </table:table-cell>
          <table:table-cell office:value-type="float" office:value="9590072869" calcext:value-type="float">
            <text:p>9590072869</text:p>
          </table:table-cell>
          <table:table-cell office:value-type="float" office:value="587634" calcext:value-type="float">
            <text:p>587634</text:p>
          </table:table-cell>
          <table:table-cell office:value-type="float" office:value="2026494267" calcext:value-type="float">
            <text:p>2026494267</text:p>
          </table:table-cell>
          <table:table-cell office:value-type="float" office:value="6889505" calcext:value-type="float">
            <text:p>6889505</text:p>
          </table:table-cell>
          <table:table-cell office:value-type="float" office:value="4630576" calcext:value-type="float">
            <text:p>46305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5435" calcext:value-type="float">
            <text:p>1.675435</text:p>
          </table:table-cell>
          <table:table-cell office:value-type="float" office:value="587634" calcext:value-type="float">
            <text:p>587634</text:p>
          </table:table-cell>
          <table:table-cell office:value-type="float" office:value="129.307709" calcext:value-type="float">
            <text:p>129.307709</text:p>
          </table:table-cell>
          <table:table-cell office:value-type="float" office:value="0.439609" calcext:value-type="float">
            <text:p>0.439609</text:p>
          </table:table-cell>
          <table:table-cell office:value-type="float" office:value="0.29547" calcext:value-type="float">
            <text:p>0.29547</text:p>
          </table:table-cell>
          <table:table-cell office:value-type="float" office:value="294.14" calcext:value-type="float">
            <text:p>294.1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5017" calcext:value-type="float">
            <text:p>5017</text:p>
          </table:table-cell>
          <table:table-cell office:value-type="float" office:value="15411648276" calcext:value-type="float">
            <text:p>15411648276</text:p>
          </table:table-cell>
          <table:table-cell office:value-type="float" office:value="9183158642" calcext:value-type="float">
            <text:p>9183158642</text:p>
          </table:table-cell>
          <table:table-cell office:value-type="float" office:value="533779" calcext:value-type="float">
            <text:p>533779</text:p>
          </table:table-cell>
          <table:table-cell office:value-type="float" office:value="1946815110" calcext:value-type="float">
            <text:p>1946815110</text:p>
          </table:table-cell>
          <table:table-cell office:value-type="float" office:value="6384135" calcext:value-type="float">
            <text:p>6384135</text:p>
          </table:table-cell>
          <table:table-cell office:value-type="float" office:value="4340478" calcext:value-type="float">
            <text:p>434047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251" calcext:value-type="float">
            <text:p>1.678251</text:p>
          </table:table-cell>
          <table:table-cell office:value-type="float" office:value="533779" calcext:value-type="float">
            <text:p>533779</text:p>
          </table:table-cell>
          <table:table-cell office:value-type="float" office:value="124.09977" calcext:value-type="float">
            <text:p>124.09977</text:p>
          </table:table-cell>
          <table:table-cell office:value-type="float" office:value="0.406957" calcext:value-type="float">
            <text:p>0.406957</text:p>
          </table:table-cell>
          <table:table-cell office:value-type="float" office:value="0.276684" calcext:value-type="float">
            <text:p>0.276684</text:p>
          </table:table-cell>
          <table:table-cell office:value-type="float" office:value="304.95" calcext:value-type="float">
            <text:p>304.9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6020" calcext:value-type="float">
            <text:p>6020</text:p>
          </table:table-cell>
          <table:table-cell office:value-type="float" office:value="15366038373" calcext:value-type="float">
            <text:p>15366038373</text:p>
          </table:table-cell>
          <table:table-cell office:value-type="float" office:value="9155150049" calcext:value-type="float">
            <text:p>9155150049</text:p>
          </table:table-cell>
          <table:table-cell office:value-type="float" office:value="531329" calcext:value-type="float">
            <text:p>531329</text:p>
          </table:table-cell>
          <table:table-cell office:value-type="float" office:value="1941014152" calcext:value-type="float">
            <text:p>1941014152</text:p>
          </table:table-cell>
          <table:table-cell office:value-type="float" office:value="6356290" calcext:value-type="float">
            <text:p>6356290</text:p>
          </table:table-cell>
          <table:table-cell office:value-type="float" office:value="4330736" calcext:value-type="float">
            <text:p>43307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404" calcext:value-type="float">
            <text:p>1.678404</text:p>
          </table:table-cell>
          <table:table-cell office:value-type="float" office:value="531329" calcext:value-type="float">
            <text:p>531329</text:p>
          </table:table-cell>
          <table:table-cell office:value-type="float" office:value="123.853348" calcext:value-type="float">
            <text:p>123.853348</text:p>
          </table:table-cell>
          <table:table-cell office:value-type="float" office:value="0.405586" calcext:value-type="float">
            <text:p>0.405586</text:p>
          </table:table-cell>
          <table:table-cell office:value-type="float" office:value="0.276338" calcext:value-type="float">
            <text:p>0.276338</text:p>
          </table:table-cell>
          <table:table-cell office:value-type="float" office:value="305.37" calcext:value-type="float">
            <text:p>305.3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7023" calcext:value-type="float">
            <text:p>7023</text:p>
          </table:table-cell>
          <table:table-cell office:value-type="float" office:value="15747168632" calcext:value-type="float">
            <text:p>15747168632</text:p>
          </table:table-cell>
          <table:table-cell office:value-type="float" office:value="9379763045" calcext:value-type="float">
            <text:p>9379763045</text:p>
          </table:table-cell>
          <table:table-cell office:value-type="float" office:value="537740" calcext:value-type="float">
            <text:p>537740</text:p>
          </table:table-cell>
          <table:table-cell office:value-type="float" office:value="1989938594" calcext:value-type="float">
            <text:p>1989938594</text:p>
          </table:table-cell>
          <table:table-cell office:value-type="float" office:value="6457993" calcext:value-type="float">
            <text:p>6457993</text:p>
          </table:table-cell>
          <table:table-cell office:value-type="float" office:value="4397812" calcext:value-type="float">
            <text:p>43978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845" calcext:value-type="float">
            <text:p>1.678845</text:p>
          </table:table-cell>
          <table:table-cell office:value-type="float" office:value="537740" calcext:value-type="float">
            <text:p>537740</text:p>
          </table:table-cell>
          <table:table-cell office:value-type="float" office:value="126.975143" calcext:value-type="float">
            <text:p>126.975143</text:p>
          </table:table-cell>
          <table:table-cell office:value-type="float" office:value="0.412075" calcext:value-type="float">
            <text:p>0.412075</text:p>
          </table:table-cell>
          <table:table-cell office:value-type="float" office:value="0.280618" calcext:value-type="float">
            <text:p>0.280618</text:p>
          </table:table-cell>
          <table:table-cell office:value-type="float" office:value="308.14" calcext:value-type="float">
            <text:p>308.14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8026" calcext:value-type="float">
            <text:p>8026</text:p>
          </table:table-cell>
          <table:table-cell office:value-type="float" office:value="16106537883" calcext:value-type="float">
            <text:p>16106537883</text:p>
          </table:table-cell>
          <table:table-cell office:value-type="float" office:value="9592837708" calcext:value-type="float">
            <text:p>9592837708</text:p>
          </table:table-cell>
          <table:table-cell office:value-type="float" office:value="542316" calcext:value-type="float">
            <text:p>542316</text:p>
          </table:table-cell>
          <table:table-cell office:value-type="float" office:value="2036038013" calcext:value-type="float">
            <text:p>2036038013</text:p>
          </table:table-cell>
          <table:table-cell office:value-type="float" office:value="6549623" calcext:value-type="float">
            <text:p>6549623</text:p>
          </table:table-cell>
          <table:table-cell office:value-type="float" office:value="4476462" calcext:value-type="float">
            <text:p>44764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9017" calcext:value-type="float">
            <text:p>1.679017</text:p>
          </table:table-cell>
          <table:table-cell office:value-type="float" office:value="542316" calcext:value-type="float">
            <text:p>542316</text:p>
          </table:table-cell>
          <table:table-cell office:value-type="float" office:value="129.916687" calcext:value-type="float">
            <text:p>129.916687</text:p>
          </table:table-cell>
          <table:table-cell office:value-type="float" office:value="0.417922" calcext:value-type="float">
            <text:p>0.417922</text:p>
          </table:table-cell>
          <table:table-cell office:value-type="float" office:value="0.285637" calcext:value-type="float">
            <text:p>0.285637</text:p>
          </table:table-cell>
          <table:table-cell office:value-type="float" office:value="310.86" calcext:value-type="float">
            <text:p>310.8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9029" calcext:value-type="float">
            <text:p>9029</text:p>
          </table:table-cell>
          <table:table-cell office:value-type="float" office:value="15365503897" calcext:value-type="float">
            <text:p>15365503897</text:p>
          </table:table-cell>
          <table:table-cell office:value-type="float" office:value="9155368181" calcext:value-type="float">
            <text:p>9155368181</text:p>
          </table:table-cell>
          <table:table-cell office:value-type="float" office:value="534171" calcext:value-type="float">
            <text:p>534171</text:p>
          </table:table-cell>
          <table:table-cell office:value-type="float" office:value="1940978979" calcext:value-type="float">
            <text:p>1940978979</text:p>
          </table:table-cell>
          <table:table-cell office:value-type="float" office:value="6351789" calcext:value-type="float">
            <text:p>6351789</text:p>
          </table:table-cell>
          <table:table-cell office:value-type="float" office:value="4323680" calcext:value-type="float">
            <text:p>43236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306" calcext:value-type="float">
            <text:p>1.678306</text:p>
          </table:table-cell>
          <table:table-cell office:value-type="float" office:value="534171" calcext:value-type="float">
            <text:p>534171</text:p>
          </table:table-cell>
          <table:table-cell office:value-type="float" office:value="123.851097" calcext:value-type="float">
            <text:p>123.851097</text:p>
          </table:table-cell>
          <table:table-cell office:value-type="float" office:value="0.405299" calcext:value-type="float">
            <text:p>0.405299</text:p>
          </table:table-cell>
          <table:table-cell office:value-type="float" office:value="0.275888" calcext:value-type="float">
            <text:p>0.275888</text:p>
          </table:table-cell>
          <table:table-cell office:value-type="float" office:value="305.58" calcext:value-type="float">
            <text:p>305.58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0032" calcext:value-type="float">
            <text:p>10032</text:p>
          </table:table-cell>
          <table:table-cell office:value-type="float" office:value="15727084658" calcext:value-type="float">
            <text:p>15727084658</text:p>
          </table:table-cell>
          <table:table-cell office:value-type="float" office:value="9368857442" calcext:value-type="float">
            <text:p>9368857442</text:p>
          </table:table-cell>
          <table:table-cell office:value-type="float" office:value="538206" calcext:value-type="float">
            <text:p>538206</text:p>
          </table:table-cell>
          <table:table-cell office:value-type="float" office:value="1987335037" calcext:value-type="float">
            <text:p>1987335037</text:p>
          </table:table-cell>
          <table:table-cell office:value-type="float" office:value="6444308" calcext:value-type="float">
            <text:p>6444308</text:p>
          </table:table-cell>
          <table:table-cell office:value-type="float" office:value="4402215" calcext:value-type="float">
            <text:p>44022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656" calcext:value-type="float">
            <text:p>1.678656</text:p>
          </table:table-cell>
          <table:table-cell office:value-type="float" office:value="538206" calcext:value-type="float">
            <text:p>538206</text:p>
          </table:table-cell>
          <table:table-cell office:value-type="float" office:value="126.809013" calcext:value-type="float">
            <text:p>126.809013</text:p>
          </table:table-cell>
          <table:table-cell office:value-type="float" office:value="0.411202" calcext:value-type="float">
            <text:p>0.411202</text:p>
          </table:table-cell>
          <table:table-cell office:value-type="float" office:value="0.280899" calcext:value-type="float">
            <text:p>0.280899</text:p>
          </table:table-cell>
          <table:table-cell office:value-type="float" office:value="308.39" calcext:value-type="float">
            <text:p>308.3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1036" calcext:value-type="float">
            <text:p>11036</text:p>
          </table:table-cell>
          <table:table-cell office:value-type="float" office:value="15381007421" calcext:value-type="float">
            <text:p>15381007421</text:p>
          </table:table-cell>
          <table:table-cell office:value-type="float" office:value="9163515695" calcext:value-type="float">
            <text:p>9163515695</text:p>
          </table:table-cell>
          <table:table-cell office:value-type="float" office:value="532482" calcext:value-type="float">
            <text:p>532482</text:p>
          </table:table-cell>
          <table:table-cell office:value-type="float" office:value="1943019762" calcext:value-type="float">
            <text:p>1943019762</text:p>
          </table:table-cell>
          <table:table-cell office:value-type="float" office:value="6357353" calcext:value-type="float">
            <text:p>6357353</text:p>
          </table:table-cell>
          <table:table-cell office:value-type="float" office:value="4320802" calcext:value-type="float">
            <text:p>432080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505" calcext:value-type="float">
            <text:p>1.678505</text:p>
          </table:table-cell>
          <table:table-cell office:value-type="float" office:value="532482" calcext:value-type="float">
            <text:p>532482</text:p>
          </table:table-cell>
          <table:table-cell office:value-type="float" office:value="123.857834" calcext:value-type="float">
            <text:p>123.857834</text:p>
          </table:table-cell>
          <table:table-cell office:value-type="float" office:value="0.40525" calcext:value-type="float">
            <text:p>0.40525</text:p>
          </table:table-cell>
          <table:table-cell office:value-type="float" office:value="0.27543" calcext:value-type="float">
            <text:p>0.27543</text:p>
          </table:table-cell>
          <table:table-cell office:value-type="float" office:value="305.63" calcext:value-type="float">
            <text:p>305.6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2039" calcext:value-type="float">
            <text:p>12039</text:p>
          </table:table-cell>
          <table:table-cell office:value-type="float" office:value="16262131373" calcext:value-type="float">
            <text:p>16262131373</text:p>
          </table:table-cell>
          <table:table-cell office:value-type="float" office:value="9685197631" calcext:value-type="float">
            <text:p>9685197631</text:p>
          </table:table-cell>
          <table:table-cell office:value-type="float" office:value="549179" calcext:value-type="float">
            <text:p>549179</text:p>
          </table:table-cell>
          <table:table-cell office:value-type="float" office:value="2056044483" calcext:value-type="float">
            <text:p>2056044483</text:p>
          </table:table-cell>
          <table:table-cell office:value-type="float" office:value="6577634" calcext:value-type="float">
            <text:p>6577634</text:p>
          </table:table-cell>
          <table:table-cell office:value-type="float" office:value="4528579" calcext:value-type="float">
            <text:p>452857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9071" calcext:value-type="float">
            <text:p>1.679071</text:p>
          </table:table-cell>
          <table:table-cell office:value-type="float" office:value="549179" calcext:value-type="float">
            <text:p>549179</text:p>
          </table:table-cell>
          <table:table-cell office:value-type="float" office:value="131.193268" calcext:value-type="float">
            <text:p>131.193268</text:p>
          </table:table-cell>
          <table:table-cell office:value-type="float" office:value="0.419709" calcext:value-type="float">
            <text:p>0.419709</text:p>
          </table:table-cell>
          <table:table-cell office:value-type="float" office:value="0.288962" calcext:value-type="float">
            <text:p>0.288962</text:p>
          </table:table-cell>
          <table:table-cell office:value-type="float" office:value="312.58" calcext:value-type="float">
            <text:p>312.58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3042" calcext:value-type="float">
            <text:p>13042</text:p>
          </table:table-cell>
          <table:table-cell office:value-type="float" office:value="15703243550" calcext:value-type="float">
            <text:p>15703243550</text:p>
          </table:table-cell>
          <table:table-cell office:value-type="float" office:value="9357769224" calcext:value-type="float">
            <text:p>9357769224</text:p>
          </table:table-cell>
          <table:table-cell office:value-type="float" office:value="549953" calcext:value-type="float">
            <text:p>549953</text:p>
          </table:table-cell>
          <table:table-cell office:value-type="float" office:value="1983981266" calcext:value-type="float">
            <text:p>1983981266</text:p>
          </table:table-cell>
          <table:table-cell office:value-type="float" office:value="6485974" calcext:value-type="float">
            <text:p>6485974</text:p>
          </table:table-cell>
          <table:table-cell office:value-type="float" office:value="4435334" calcext:value-type="float">
            <text:p>44353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097" calcext:value-type="float">
            <text:p>1.678097</text:p>
          </table:table-cell>
          <table:table-cell office:value-type="float" office:value="549953" calcext:value-type="float">
            <text:p>549953</text:p>
          </table:table-cell>
          <table:table-cell office:value-type="float" office:value="126.595016" calcext:value-type="float">
            <text:p>126.595016</text:p>
          </table:table-cell>
          <table:table-cell office:value-type="float" office:value="0.413861" calcext:value-type="float">
            <text:p>0.41386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05.89" calcext:value-type="float">
            <text:p>305.8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4045" calcext:value-type="float">
            <text:p>14045</text:p>
          </table:table-cell>
          <table:table-cell office:value-type="float" office:value="15380585032" calcext:value-type="float">
            <text:p>15380585032</text:p>
          </table:table-cell>
          <table:table-cell office:value-type="float" office:value="9154700060" calcext:value-type="float">
            <text:p>9154700060</text:p>
          </table:table-cell>
          <table:table-cell office:value-type="float" office:value="506580" calcext:value-type="float">
            <text:p>506580</text:p>
          </table:table-cell>
          <table:table-cell office:value-type="float" office:value="1944231335" calcext:value-type="float">
            <text:p>1944231335</text:p>
          </table:table-cell>
          <table:table-cell office:value-type="float" office:value="6201471" calcext:value-type="float">
            <text:p>6201471</text:p>
          </table:table-cell>
          <table:table-cell office:value-type="float" office:value="4206409" calcext:value-type="float">
            <text:p>42064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80075" calcext:value-type="float">
            <text:p>1.680075</text:p>
          </table:table-cell>
          <table:table-cell office:value-type="float" office:value="506580" calcext:value-type="float">
            <text:p>506580</text:p>
          </table:table-cell>
          <table:table-cell office:value-type="float" office:value="124.058624" calcext:value-type="float">
            <text:p>124.058624</text:p>
          </table:table-cell>
          <table:table-cell office:value-type="float" office:value="0.395707" calcext:value-type="float">
            <text:p>0.395707</text:p>
          </table:table-cell>
          <table:table-cell office:value-type="float" office:value="0.268405" calcext:value-type="float">
            <text:p>0.268405</text:p>
          </table:table-cell>
          <table:table-cell office:value-type="float" office:value="313.51" calcext:value-type="float">
            <text:p>313.51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4209" calcext:value-type="float">
            <text:p>14209</text:p>
          </table:table-cell>
          <table:table-cell office:value-type="float" office:value="2320432712" calcext:value-type="float">
            <text:p>2320432712</text:p>
          </table:table-cell>
          <table:table-cell office:value-type="float" office:value="1394889365" calcext:value-type="float">
            <text:p>1394889365</text:p>
          </table:table-cell>
          <table:table-cell office:value-type="float" office:value="79673" calcext:value-type="float">
            <text:p>79673</text:p>
          </table:table-cell>
          <table:table-cell office:value-type="float" office:value="292470760" calcext:value-type="float">
            <text:p>292470760</text:p>
          </table:table-cell>
          <table:table-cell office:value-type="float" office:value="941906" calcext:value-type="float">
            <text:p>941906</text:p>
          </table:table-cell>
          <table:table-cell office:value-type="float" office:value="649416" calcext:value-type="float">
            <text:p>6494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3525" calcext:value-type="float">
            <text:p>1.663525</text:p>
          </table:table-cell>
          <table:table-cell office:value-type="float" office:value="79673" calcext:value-type="float">
            <text:p>79673</text:p>
          </table:table-cell>
          <table:table-cell office:value-type="float" office:value="114.134926" calcext:value-type="float">
            <text:p>114.134926</text:p>
          </table:table-cell>
          <table:table-cell office:value-type="float" office:value="0.367573" calcext:value-type="float">
            <text:p>0.367573</text:p>
          </table:table-cell>
          <table:table-cell office:value-type="float" office:value="0.253431" calcext:value-type="float">
            <text:p>0.253431</text:p>
          </table:table-cell>
          <table:table-cell office:value-type="float" office:value="310.51" calcext:value-type="float">
            <text:p>310.51</text:p>
          </table:table-cell>
          <table:table-cell office:value-type="float" office:value="1.45" calcext:value-type="float">
            <text:p>1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0:43.667552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1:17.014581561</dc:date>
    <meta:editing-duration>PT3M19S</meta:editing-duration>
    <meta:editing-cycles>2</meta:editing-cycles>
    <meta:generator>LibreOffice/5.1.4.2$Linux_X86_64 LibreOffice_project/10m0$Build-2</meta:generator>
    <meta:document-statistic meta:table-count="1" meta:cell-count="340" meta:object-count="0"/>
  </office:meta>
</office:document-meta>
</file>